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color="#EEEEE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0">
      <style:table-cell-properties fo:border="thin solid #000000" style:vertical-align="middle" fo:wrap-option="wrap"/>
    </style:style>
    <style:style style:name="ce7" style:family="table-cell" style:parent-style-name="Default" style:data-style-name="N30">
      <style:table-cell-properties fo:border="thin solid #000000" style:vertical-align="top" fo:wrap-option="wrap"/>
    </style:style>
    <style:style style:name="ce8" style:family="table-cell" style:parent-style-name="Default" style:data-style-name="N0">
      <style:table-cell-properties style:vertical-align="top" fo:wrap-option="wrap"/>
    </style:style>
    <style:style style:name="ce9" style:family="table-cell" style:parent-style-name="Default" style:data-style-name="N0">
      <style:table-cell-properties fo:border="thin solid #000000" style:vertical-align="top" fo:wrap-option="wrap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DDDDDD"/>
    </style:style>
    <style:style style:name="ce11" style:family="table-cell" style:parent-style-name="Default" style:data-style-name="N30">
      <style:table-cell-properties fo:border="thin solid #000000" style:vertical-align="top" fo:wrap-option="wrap" fo:background-color="#DDDDD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DDDDD"/>
    </style:style>
    <style:style style:name="ce13" style:family="table-cell" style:parent-style-name="Default" style:data-style-name="N0">
      <style:table-cell-properties style:vertical-align="top" fo:wrap-option="wrap" fo:background-color="transparent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4.65666666666667cm" style:use-optimal-column-width="true"/>
    </style:style>
    <style:style style:name="co3" style:family="table-column">
      <style:table-column-properties fo:break-before="auto" style:column-width="9.71020833333333cm"/>
    </style:style>
    <style:style style:name="co4" style:family="table-column">
      <style:table-column-properties fo:break-before="auto" style:column-width="7.09083333333333cm"/>
    </style:style>
    <style:style style:name="co5" style:family="table-column">
      <style:table-column-properties fo:break-before="auto" style:column-width="9.89541666666667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6.402916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85.5pt" style:use-optimal-row-height="true" fo:break-before="auto"/>
    </style:style>
    <style:style style:name="ro3" style:family="table-row">
      <style:table-row-properties style:row-height="114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71.2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Parámetros.$A$2:.$A$5])" table:base-cell-address="Sprint_#8.I2">
          <table:help-message/>
          <table:error-message table:display="true"/>
        </table:content-validation>
        <table:content-validation table:name="val2" table:condition="of:cell-content-is-in-list([Parámetros.$B$2:.$B$3])" table:base-cell-address="Sprint_#8.K2">
          <table:help-message/>
          <table:error-message table:display="true"/>
        </table:content-validation>
      </table:content-validations>
      <table:table table:name="Sprint_#8" table:style-name="ta1">
        <table:table-column table:style-name="co1" table:default-cell-style-name="ce1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12" table:default-cell-style-name="ce8"/>
        <table:table-column table:style-name="co13" table:default-cell-style-name="ce8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Código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Pre condiciones</text:p>
          </table:table-cell>
          <table:table-cell office:value-type="string" table:style-name="ce3">
            <text:p>Datos</text:p>
          </table:table-cell>
          <table:table-cell office:value-type="string" table:style-name="ce3">
            <text:p>Proceso</text:p>
          </table:table-cell>
          <table:table-cell office:value-type="string" table:style-name="ce3">
            <text:p>Pos condiciones</text:p>
          </table:table-cell>
          <table:table-cell office:value-type="string" table:style-name="ce3">
            <text:p>Resultado esperado</text:p>
          </table:table-cell>
          <table:table-cell office:value-type="string" table:style-name="ce3">
            <text:p>Resultado obtenid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Observaciones</text:p>
          </table:table-cell>
          <table:table-cell office:value-type="string" table:style-name="ce3">
            <text:p>Tester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CP-SGB-001" table:formula="of:=CONCATENATE(&quot;CP-SGB-&quot;;TEXT((ROW()-1);&quot;000&quot;))" table:style-name="ce5">
            <text:p>CP-SGB-001</text:p>
          </table:table-cell>
          <table:table-cell office:value-type="string" table:style-name="ce6">
            <text:p>Generar Reporte de bienes</text:p>
          </table:table-cell>
          <table:table-cell office:value-type="string" table:style-name="ce7">
            <text:p>El usuario debe estar loggeado en el sistema</text:p>
            <text:p>Deben existir bienes almacenados en el sistema</text:p>
          </table:table-cell>
          <table:table-cell office:value-type="string" table:style-name="ce8">
            <text:p>Tipo Reporte: PDF</text:p>
          </table:table-cell>
          <table:table-cell office:value-type="string" table:style-name="ce9">
            <text:p>Se elige la opción Reportes/Bienes</text:p>
            <text:p>Se presiona el botón Agregar</text:p>
            <text:p>Se seleccionan los campos deseados</text:p>
            <text:p>Se presiona el botón Regresar</text:p>
            <text:p>Se selecciona el tipo de Reporte</text:p>
            <text:p>Se presiona el botón Reporte</text:p>
          </table:table-cell>
          <table:table-cell table:style-name="ce9"/>
          <table:table-cell office:value-type="string" table:style-name="ce7">
            <text:p>Se debe generar un reporte de todos los bienes con las columnas seleccionadas</text:p>
            <text:p>Se debe mostrar un mensaje indicando que el reporte se genero de forma exitosa</text:p>
          </table:table-cell>
          <table:table-cell table:style-name="ce9"/>
          <table:table-cell office:value-type="string" table:content-validation-name="val1" table:style-name="ce9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3">
          <table:table-cell office:value-type="string" office:string-value="CP-SGB-002" table:formula="of:=CONCATENATE(&quot;CP-SGB-&quot;;TEXT((ROW()-1);&quot;000&quot;))" table:style-name="ce10">
            <text:p>CP-SGB-002</text:p>
          </table:table-cell>
          <table:table-cell office:value-type="string" table:style-name="ce10">
            <text:p>Almacenar Reporte</text:p>
          </table:table-cell>
          <table:table-cell office:value-type="string" table:style-name="ce11">
            <text:p>El usuario debe estar loggeado en el sistema</text:p>
            <text:p>Deben existir bienes almacenados en el sistema</text:p>
          </table:table-cell>
          <table:table-cell office:value-type="string" table:style-name="ce12">
            <text:p>Nombre Reporte: Tipo de Bienes<text:s/></text:p>
            <text:p>Tipo Reporte: PDF</text:p>
          </table:table-cell>
          <table:table-cell office:value-type="string" table:style-name="ce12">
            <text:p>Se elige la opción Reportes/Bienes</text:p>
            <text:p>Se presiona el botón Agregar</text:p>
            <text:p>Se seleccionan los campos deseados</text:p>
            <text:p>Se presiona el botón Regresar</text:p>
            <text:p>Se selecciona el tipo de Reporte</text:p>
            <text:p>Se presiona el botón Guardar</text:p>
            <text:p>Se digitan los datos correspondientes en el formulario</text:p>
            <text:p>Se presiona el botón Aceptar</text:p>
          </table:table-cell>
          <table:table-cell office:value-type="string" table:style-name="ce12">
            <text:p>Se debe almacenar el nuevo reporte para el usuario en la base de datos</text:p>
          </table:table-cell>
          <table:table-cell office:value-type="string" table:style-name="ce11">
            <text:p>Se debe mostrar un mensaje indicando que el reporte se genero de forma exitosa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03" table:formula="of:=CONCATENATE(&quot;CP-SGB-&quot;;TEXT((ROW()-1);&quot;000&quot;))" table:style-name="ce5">
            <text:p>CP-SGB-003</text:p>
          </table:table-cell>
          <table:table-cell office:value-type="string" table:style-name="ce6">
            <text:p>Generar Reporte de registro ya existente</text:p>
          </table:table-cell>
          <table:table-cell office:value-type="string" table:style-name="ce7">
            <text:p>El usuario debe estar loggeado en el sistema</text:p>
            <text:p>Deben existir bienes almacenados en el sistema</text:p>
            <text:p>Deben existir reportes almacenados para el usuario</text:p>
          </table:table-cell>
          <table:table-cell table:style-name="ce8"/>
          <table:table-cell office:value-type="string" table:style-name="ce9">
            <text:p>Se elige la opción Reportes/Bienes</text:p>
            <text:p>Se selecciona un Reporte del combo</text:p>
            <text:p>Se presiona el botón Reporte</text:p>
          </table:table-cell>
          <table:table-cell table:style-name="ce9"/>
          <table:table-cell office:value-type="string" table:style-name="ce7">
            <text:p>Se debe cargar la información del reporte en el formulario</text:p>
            <text:p>Se debe generar un reporte de todos los bienes con las columnas seleccionadas</text:p>
            <text:p>Se debe mostrar un mensaje indicando que el reporte se genero de forma exitosa</text:p>
          </table:table-cell>
          <table:table-cell table:style-name="ce9"/>
          <table:table-cell office:value-type="string" table:content-validation-name="val1" table:style-name="ce9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4">
          <table:table-cell office:value-type="string" office:string-value="CP-SGB-004" table:formula="of:=CONCATENATE(&quot;CP-SGB-&quot;;TEXT((ROW()-1);&quot;000&quot;))" table:style-name="ce10">
            <text:p>CP-SGB-004</text:p>
          </table:table-cell>
          <table:table-cell office:value-type="string" table:style-name="ce10">
            <text:p>Eliminar Reporte</text:p>
          </table:table-cell>
          <table:table-cell office:value-type="string" table:style-name="ce11">
            <text:p>El usuario debe estar loggeado en el sistema</text:p>
            <text:p>Deben existir bienes almacenados en el sistema</text:p>
            <text:p>Deben existir reportes almacenados para el usuario</text:p>
          </table:table-cell>
          <table:table-cell table:style-name="ce12"/>
          <table:table-cell office:value-type="string" table:style-name="ce12">
            <text:p>Se elige la opción Reportes/Bienes</text:p>
            <text:p>Se selecciona un Reporte del combo</text:p>
            <text:p>Se selecciona Eliminar Reporte</text:p>
          </table:table-cell>
          <table:table-cell office:value-type="string" table:style-name="ce11">
            <text:p>Se debe eliminar el reporte para el usuario en la base de datos</text:p>
          </table:table-cell>
          <table:table-cell office:value-type="string" table:style-name="ce11">
            <text:p>Se debe mostrar un mensaje indicando que el reporte se elimino de forma exitosa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3">
          <table:table-cell office:value-type="string" office:string-value="CP-SGB-005" table:formula="of:=CONCATENATE(&quot;CP-SGB-&quot;;TEXT((ROW()-1);&quot;000&quot;))" table:style-name="ce5">
            <text:p>CP-SGB-005</text:p>
          </table:table-cell>
          <table:table-cell office:value-type="string" table:style-name="ce6">
            <text:p>Agregar Campos a un Reporte</text:p>
          </table:table-cell>
          <table:table-cell office:value-type="string" table:style-name="ce7">
            <text:p>El usuario debe estar loggeado en el sistema</text:p>
            <text:p>Deben existir bienes almacenados en el sistema</text:p>
            <text:p>Deben existir reportes almacenados para el usuario</text:p>
          </table:table-cell>
          <table:table-cell table:style-name="ce8"/>
          <table:table-cell office:value-type="string" table:style-name="ce9">
            <text:p>Se elige la opción Reportes/Bienes</text:p>
            <text:p>Se selecciona un Reporte del combo</text:p>
            <text:p>Se presiona el botón Agregar</text:p>
            <text:p>Se selecciona un campo</text:p>
            <text:p>Se presiona el botón Regresar</text:p>
            <text:p>Se presiona el botón Guardar</text:p>
            <text:p>Se presiona el botón Reporte</text:p>
          </table:table-cell>
          <table:table-cell office:value-type="string" table:style-name="ce7">
            <text:p>Se debe almacenar el nuevo campo como parte del reporte en la base de datos</text:p>
          </table:table-cell>
          <table:table-cell office:value-type="string" table:style-name="ce7">
            <text:p>Se debe cargar la información del reporte en el formulario</text:p>
            <text:p>Se debe generar un reporte de todos los bienes con las columnas seleccionadas</text:p>
            <text:p>Se debe mostrar un mensaje indicando que el reporte se almaceno de forma exitosa</text:p>
            <text:p>Se debe mostrar un mensaje indicando que el reporte se genero de forma exitosa</text:p>
          </table:table-cell>
          <table:table-cell table:style-name="ce9"/>
          <table:table-cell office:value-type="string" table:content-validation-name="val1" table:style-name="ce9">
            <text:p>Aprobado</text:p>
          </table:table-cell>
          <table:table-cell table:style-name="ce9"/>
          <table:table-cell table:content-validation-name="val2" table:style-name="ce9"/>
          <table:table-cell table:number-columns-repeated="16373"/>
        </table:table-row>
        <table:table-row table:style-name="ro5">
          <table:table-cell office:value-type="string" office:string-value="CP-SGB-006" table:formula="of:=CONCATENATE(&quot;CP-SGB-&quot;;TEXT((ROW()-1);&quot;000&quot;))" table:style-name="ce10">
            <text:p>CP-SGB-006</text:p>
          </table:table-cell>
          <table:table-cell office:value-type="string" table:style-name="ce10">
            <text:p>Filtrar datos del reporte</text:p>
          </table:table-cell>
          <table:table-cell office:value-type="string" table:style-name="ce11">
            <text:p>El usuario debe estar loggeado en el sistema</text:p>
            <text:p>Deben existir bienes almacenados en el sistema</text:p>
            <text:p>Deben existir reportes almacenados para el usuario</text:p>
          </table:table-cell>
          <table:table-cell office:value-type="string" table:style-name="ce12">
            <text:p>Sub Clasificación: SUB CLASIFICACION 4</text:p>
          </table:table-cell>
          <table:table-cell office:value-type="string" table:style-name="ce12">
            <text:p>Se elige la opción Reportes/Bienes</text:p>
            <text:p>Se selecciona un Reporte del combo</text:p>
            <text:p>Se digita el texto correspondiente para el campo valor del campo Sub Clasificación</text:p>
            <text:p>Se presiona el botón Reporte</text:p>
          </table:table-cell>
          <table:table-cell table:style-name="ce12"/>
          <table:table-cell office:value-type="string" table:style-name="ce11">
            <text:p>Se debe mostrar un mensaje indicando que el reporte se elimino de forma exitosa</text:p>
            <text:p>Se debe generar un reporte de todos los bienes que cumplan con los filtros digitados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07" table:formula="of:=CONCATENATE(&quot;CP-SGB-&quot;;TEXT((ROW()-1);&quot;000&quot;))" table:style-name="ce5">
            <text:p>CP-SGB-007</text:p>
          </table:table-cell>
          <table:table-cell office:value-type="string" table:style-name="ce6">
            <text:p>Seleccionar Orden para reporte</text:p>
          </table:table-cell>
          <table:table-cell office:value-type="string" table:style-name="ce7">
            <text:p>El usuario debe estar loggeado en el sistema</text:p>
            <text:p>Deben existir bienes almacenados en el sistema</text:p>
            <text:p>Deben existir reportes almacenados para el usuario</text:p>
          </table:table-cell>
          <table:table-cell office:value-type="string" table:style-name="ce8">
            <text:p>Identificación: Orden: Verdadero</text:p>
            <text:p>Identificación: Tipo Orden: ASC</text:p>
          </table:table-cell>
          <table:table-cell office:value-type="string" table:style-name="ce9">
            <text:p>Se elige la opción Reportes/Bienes</text:p>
            <text:p>Se presiona el botón Agregar</text:p>
            <text:p>Se seleccionan los campos deseados</text:p>
            <text:p>Se presiona el botón Regresar</text:p>
            <text:p>Se marca el campo orden de un campo</text:p>
            <text:p>Se presiona el botón Reporte</text:p>
          </table:table-cell>
          <table:table-cell table:style-name="ce7"/>
          <table:table-cell office:value-type="string" table:style-name="ce7">
            <text:p>Se debe generar un reporte que contenga todas las columnas visibles de todos los bienes que cumplan con los filtros digitados, ordenado por Identificación</text:p>
          </table:table-cell>
          <table:table-cell table:style-name="ce9"/>
          <table:table-cell office:value-type="string" table:content-validation-name="val1" table:style-name="ce9">
            <text:p>Aprobado</text:p>
          </table:table-cell>
          <table:table-cell table:style-name="ce9"/>
          <table:table-cell office:value-type="string" table:content-validation-name="val2" table:style-name="ce9">
            <text:p>Álvaro</text:p>
          </table:table-cell>
          <table:table-cell table:number-columns-repeated="16373"/>
        </table:table-row>
        <table:table-row table:style-name="ro5">
          <table:table-cell office:value-type="string" office:string-value="CP-SGB-008" table:formula="of:=CONCATENATE(&quot;CP-SGB-&quot;;TEXT((ROW()-1);&quot;000&quot;))" table:style-name="ce10">
            <text:p>CP-SGB-008</text:p>
          </table:table-cell>
          <table:table-cell office:value-type="string" table:style-name="ce10">
            <text:p>Ocultar un campo en el reporte</text:p>
          </table:table-cell>
          <table:table-cell office:value-type="string" table:style-name="ce11">
            <text:p>El usuario debe estar loggeado en el sistema</text:p>
            <text:p>Deben existir bienes almacenados en el sistema</text:p>
            <text:p>Deben existir reportes almacenados para el usuario</text:p>
          </table:table-cell>
          <table:table-cell office:value-type="string" table:style-name="ce12">
            <text:p>Sub Clasificación: Visible: Falso</text:p>
          </table:table-cell>
          <table:table-cell office:value-type="string" table:style-name="ce12">
            <text:p>Se elige la opción Reportes/Bienes</text:p>
            <text:p>Se selecciona un Reporte del combo</text:p>
            <text:p>Se desmarca el check de la columna visible para el campo Sub Clasificación</text:p>
            <text:p>Se presiona el botón Reporte</text:p>
          </table:table-cell>
          <table:table-cell table:style-name="ce12"/>
          <table:table-cell office:value-type="string" table:style-name="ce11">
            <text:p>Se debe generar un reporte que contenga todas las columnas visibles de todos los bienes que cumplan con los filtros digitados</text:p>
          </table:table-cell>
          <table:table-cell table:style-name="ce12"/>
          <table:table-cell office:value-type="string" table:content-validation-name="val1" table:style-name="ce12">
            <text:p>Aprobado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number-rows-repeated="1048567" table:style-name="ro6">
          <table:table-cell table:number-columns-repeated="16384"/>
        </table:table-row>
      </table:table>
      <table:table table:name="Parámetros" table:style-name="ta1">
        <table:table-column table:style-name="co12" table:number-columns-repeated="2" table:default-cell-style-name="ce1"/>
        <table:table-column table:style-name="co13" table:number-columns-repeated="16382" table:default-cell-style-name="ce1"/>
        <table:table-row table:style-name="ro6">
          <table:table-cell office:value-type="string" table:style-name="ce1">
            <text:p>Estados</text:p>
          </table:table-cell>
          <table:table-cell office:value-type="string" table:style-name="ce1">
            <text:p>Testers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Pendiente</text:p>
          </table:table-cell>
          <table:table-cell office:value-type="string" table:style-name="ce1">
            <text:p>Alvaro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Aprobado</text:p>
          </table:table-cell>
          <table:table-cell office:value-type="string" table:style-name="ce1">
            <text:p>Jairo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Rechazado</text:p>
          </table:table-cell>
          <table:table-cell office:value-type="string" table:style-name="ce1">
            <text:p>Jorge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Condicionado</text:p>
          </table:table-cell>
          <table:table-cell office:value-type="string" table:style-name="ce1">
            <text:p>Oscar</text:p>
          </table:table-cell>
          <table:table-cell table:number-columns-repeated="16382"/>
        </table:table-row>
        <table:table-row table:style-name="ro6">
          <table:table-cell table:style-name="ce1"/>
          <table:table-cell office:value-type="string" table:style-name="ce1">
            <text:p>Raul</text:p>
          </table:table-cell>
          <table:table-cell table:number-columns-repeated="16382"/>
        </table:table-row>
        <table:table-row table:number-rows-repeated="104857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scante, Alvaro</meta:initial-creator>
    <dc:creator>Cascante, Alvaro</dc:creator>
    <meta:creation-date>2017-08-10T16:12:52Z</meta:creation-date>
    <dc:date>2018-06-21T21:49:01Z</dc:date>
    <meta:editing-cycles>60</meta:editing-cycles>
    <meta:editing-duration>PT7393S</meta:editing-duration>
  </office:meta>
</office:document-meta>
</file>